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59" style:family="table-cell" style:parent-style-name="Default">
      <style:text-properties style:font-name="Avenir4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2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4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2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4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9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4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59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3" style:family="text">
      <style:text-properties style:use-window-font-color="true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3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" calcext:value-type="error" table:number-columns-spanned="3" table:number-rows-spanned="1">
            <text:p>#N/A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0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5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2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1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6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7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4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1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1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375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27" office:value-type="string" calcext:value-type="string">
            <text:p>Faj Hátterek</text:p>
          </table:table-cell>
          <table:table-cell table:style-name="ce2030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2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2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31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2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032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2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2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62"/>
        <table:table-column table:style-name="co65" table:default-cell-style-name="ce2572"/>
        <table:table-column table:style-name="co84" table:default-cell-style-name="ce2581"/>
        <table:table-column table:style-name="co85" table:default-cell-style-name="ce2562"/>
        <table:table-column table:style-name="co86" table:default-cell-style-name="ce2591"/>
        <table:table-column table:style-name="co87" table:default-cell-style-name="ce2562"/>
        <table:table-column table:style-name="co88" table:default-cell-style-name="ce2562"/>
        <table:table-column table:style-name="co89" table:default-cell-style-name="ce2562"/>
        <table:table-column table:style-name="co90" table:default-cell-style-name="ce2600"/>
        <table:table-column table:style-name="co91" table:default-cell-style-name="ce2562"/>
        <table:table-column table:style-name="co92" table:default-cell-style-name="ce2562"/>
        <table:table-column table:style-name="co93" table:default-cell-style-name="Default"/>
        <table:table-column table:style-name="co94" table:default-cell-style-name="ce2562"/>
        <table:table-column table:style-name="co95" table:default-cell-style-name="ce2562"/>
        <table:table-column table:style-name="co96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<text:span text:style-name="T27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 table:number-columns-repeated="4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072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85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9">🟩 </text:span>Lexikum, 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85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9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1:.A55])-4" office:value-type="float" office:value="41" calcext:value-type="float">
            <text:p>41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5])" office:value-type="float" office:value="55" calcext:value-type="float">
            <text:p>55</text:p>
          </table:table-cell>
          <table:table-cell table:style-name="ce2585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80"/>
        <table:table-column table:style-name="co98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2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6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1">
          <table:table-cell table:style-name="ce2688" office:value-type="string" calcext:value-type="string">
            <text:p>* Történelemismeret: Átfogó</text:p>
          </table:table-cell>
        </table:table-row>
        <table:table-row table:style-name="ro21">
          <table:table-cell table:style-name="ce2688" office:value-type="string" calcext:value-type="string">
            <text:p>* Műveltség: Átlagos (új)</text:p>
          </table:table-cell>
        </table:table-row>
        <table:table-row table:style-name="ro21">
          <table:table-cell table:style-name="ce2688" office:value-type="string" calcext:value-type="string">
            <text:p>* Irodalom-ismeret megszűnt</text:p>
          </table:table-cell>
        </table:table-row>
        <table:table-row table:style-name="ro21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4</text:p>
          </table:table-cell>
        </table:table-row>
        <table:table-row table:style-name="ro21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1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3</text:p>
          </table:table-cell>
        </table:table-row>
        <table:table-row table:style-name="ro21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1">
          <table:table-cell table:style-name="ce2691" office:value-type="string" calcext:value-type="string">
            <text:p>V8.2.2</text:p>
          </table:table-cell>
        </table:table-row>
        <table:table-row table:style-name="ro21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88" office:value-type="string" calcext:value-type="string">
            <text:p>* Kétkezes harc táblázat</text:p>
          </table:table-cell>
        </table:table-row>
        <table:table-row table:style-name="ro21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1.1</text:p>
          </table:table-cell>
        </table:table-row>
        <table:table-row table:style-name="ro21">
          <table:table-cell table:style-name="ce2688" office:value-type="string" calcext:value-type="string">
            <text:p>* Max szint: 21</text:p>
          </table:table-cell>
        </table:table-row>
        <table:table-row table:style-name="ro21">
          <table:table-cell table:style-name="ce2688" office:value-type="string" calcext:value-type="string">
            <text:p>* KP Alap: 150</text:p>
          </table:table-cell>
        </table:table-row>
        <table:table-row table:style-name="ro21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1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7.9.1</text:p>
          </table:table-cell>
        </table:table-row>
        <table:table-row table:style-name="ro21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0" table:default-cell-style-name="ce2562"/>
        <table:table-column table:style-name="co101" table:default-cell-style-name="ce2776"/>
        <table:table-column table:style-name="co15" table:default-cell-style-name="ce2562"/>
        <table:table-column table:style-name="co102" table:default-cell-style-name="ce2562"/>
        <table:table-column table:style-name="co103" table:default-cell-style-name="ce2562"/>
        <table:table-column table:style-name="co15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2562"/>
        <table:table-column table:style-name="co114" table:default-cell-style-name="ce980"/>
        <table:table-column table:style-name="co115" table:default-cell-style-name="ce980"/>
        <table:table-column table:style-name="co116" table:default-cell-style-name="ce980"/>
        <table:table-column table:style-name="co117" table:number-columns-repeated="2" table:default-cell-style-name="ce641"/>
        <table:table-column table:style-name="co117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3"/>
        <table:named-range table:name="fortelyok_misztikus_full" table:base-cell-address="$Fortélylista.$D$73" table:cell-range-address="$Fortélylista.$A$125:.$B$143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00:24:11.006006000</dc:date>
    <meta:editing-cycles>1358</meta:editing-cycles>
    <meta:editing-duration>P12DT5H20M41S</meta:editing-duration>
    <meta:document-statistic meta:table-count="11" meta:cell-count="496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